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gg sans" svg:font-family="'gg sans', 'Noto Sans', 'Helvetica Neue', Helvetica, Arial,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itle">
      <style:paragraph-properties fo:text-align="center" style:justify-single-word="false"/>
      <style:text-properties fo:font-size="16pt" style:font-size-asian="16pt" style:font-size-complex="16pt"/>
    </style:style>
    <style:style style:name="P2" style:family="paragraph" style:parent-style-name="Standard" style:master-page-name="First_20_Page">
      <style:paragraph-properties fo:text-align="center" style:justify-single-word="false" style:page-number="auto"/>
      <style:text-properties style:font-name="Times New Roman" fo:font-size="54pt" fo:font-weight="bold" style:font-size-asian="54pt" style:font-weight-asian="bold" style:font-size-complex="54pt" style:font-weight-complex="bold"/>
    </style:style>
    <style:style style:name="P3" style:family="paragraph" style:parent-style-name="Standard">
      <style:text-properties style:font-name="Times New Roman"/>
    </style:style>
    <style:style style:name="P4" style:family="paragraph" style:parent-style-name="Standard">
      <style:text-properties style:font-name="Times New Roman" fo:font-size="13pt" style:font-size-asian="13pt" style:font-size-complex="13pt"/>
    </style:style>
    <style:style style:name="P5" style:family="paragraph" style:parent-style-name="Standard">
      <style:paragraph-properties fo:text-align="center" style:justify-single-word="false"/>
      <style:text-properties style:font-name="Times New Roman" fo:font-size="20pt" fo:font-style="italic" style:font-size-asian="20pt" style:font-style-asian="italic" style:font-size-complex="20pt" style:font-style-complex="italic"/>
    </style:style>
    <style:style style:name="P6" style:family="paragraph" style:parent-style-name="Standard">
      <style:paragraph-properties fo:text-align="center" style:justify-single-word="false"/>
      <style:text-properties style:font-name="Times New Roman" fo:font-size="54pt" fo:font-weight="bold" style:font-size-asian="54pt" style:font-weight-asian="bold" style:font-size-complex="54pt" style:font-weight-complex="bold"/>
    </style:style>
    <style:style style:name="P7"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8" style:family="paragraph" style:parent-style-name="Heading_20_1">
      <style:text-properties fo:font-size="20pt" style:font-size-asian="20pt" style:font-size-complex="20pt"/>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fo:font-size="20pt" style:font-size-asian="20pt" style:font-size-complex="20pt"/>
    </style:style>
    <style:style style:name="P11" style:family="paragraph" style:parent-style-name="Contents_20_1">
      <style:paragraph-properties>
        <style:tab-stops>
          <style:tab-stop style:position="19.308cm" style:type="right" style:leader-style="dotted" style:leader-text="."/>
        </style:tab-stops>
      </style:paragraph-properties>
    </style:style>
    <style:style style:name="P12" style:family="paragraph" style:parent-style-name="Contents_20_2">
      <style:paragraph-properties>
        <style:tab-stops>
          <style:tab-stop style:position="19.308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ize="13pt" style:font-size-asian="13pt" style:font-name-complex="Arial2" style:font-size-complex="13pt"/>
    </style:style>
    <style:style style:name="T3" style:family="text">
      <style:text-properties style:font-name="Times New Roman" fo:font-size="13pt" fo:font-weight="bold" style:font-size-asian="13pt" style:font-weight-asian="bold" style:font-name-complex="Arial2" style:font-size-complex="13pt" style:font-weight-complex="bold"/>
    </style:style>
    <style:style style:name="T4" style:family="text">
      <style:text-properties style:font-name="Times New Roman" fo:font-size="13pt" fo:font-weight="normal" style:font-size-asian="13pt" style:font-weight-asian="normal" style:font-name-complex="Arial2" style:font-size-complex="13pt" style:font-weight-complex="normal"/>
    </style:style>
    <style:style style:name="T5" style:family="text">
      <style:text-properties style:font-name="Times New Roman" fo:font-size="20pt" style:font-size-asian="20pt" style:font-name-complex="Arial2" style:font-size-complex="20pt"/>
    </style:style>
    <style:style style:name="T6"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
      <text:p text:style-name="P6">Rapport du projet</text:p>
      <text:p text:style-name="P4"/>
      <text:p text:style-name="P4"/>
      <text:p text:style-name="P5">Groupe MEESIX</text:p>
      <text:p text:style-name="P5"/>
      <text:p text:style-name="P7">Création d'un bot discord en python</text:p>
      <text:p text:style-name="P4"/>
      <text:p text:style-name="P4"/>
      <text:p text:style-name="P4"/>
      <text:p text:style-name="P3"/>
      <text:p text:style-name="P3"/>
      <text:p text:style-name="P3"/>
      <text:p text:style-name="P3"/>
      <text:p text:style-name="P3"/>
      <text:p text:style-name="P3"/>
      <text:p text:style-name="P3"/>
      <text:p text:style-name="P3"/>
      <text:p text:style-name="P3">Quentin Duminy</text:p>
      <text:p text:style-name="P3">Henia Cherifi</text:p>
      <text:p text:style-name="P3">Amrou Benabdessalem</text:p>
      <text:p text:style-name="Standard"><text:span text:style-name="T1">Amine Oubaidi</text:span></text:p>
      <text:p text:style-name="Standard"><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Le bot<text:tab/>3</text:p>
          <text:p text:style-name="P11">Les fonctions de tout bot<text:tab/>4</text:p>
          <text:p text:style-name="P12">Mute / Unmute<text:tab/>4</text:p>
          <text:p text:style-name="P12">Clear<text:tab/>4</text:p>
          <text:p text:style-name="P12">Help<text:tab/>4</text:p>
          <text:p text:style-name="P12">Welcome et Goodbye<text:tab/>4</text:p>
          <text:p text:style-name="P12">Gestion des erreurs<text:tab/>4</text:p>
          <text:p text:style-name="P11">Les fonctions pour la gestion d'élève<text:tab/>5</text:p>
          <text:p text:style-name="P12">Rappel<text:tab/>5</text:p>
          <text:p text:style-name="P12">Groupe<text:tab/>5</text:p>
          <text:p text:style-name="P12">Sondage<text:tab/>5</text:p>
          <text:p text:style-name="P12">Salons vocaux<text:tab/>5</text:p>
          <text:p text:style-name="P11">Les fonctions abandonnées<text:tab/>6</text:p>
          <text:p text:style-name="P12">Ban / deban / kick<text:tab/>6</text:p>
          <text:p text:style-name="P12">Tickets<text:tab/>6</text:p>
          <text:p text:style-name="P12">QCM<text:tab/>6</text:p>
          <text:p text:style-name="P12">Modération passive<text:tab/>6</text:p>
          <text:p text:style-name="P12">Présence<text:tab/>6</text:p>
          <text:p text:style-name="P12">expérience<text:tab/>6</text:p>
          <text:p text:style-name="P12">Hébergement<text:tab/>6</text:p>
        </text:index-body>
      </text:table-of-content>
      <text:p text:style-name="P1"/>
      <text:list xml:id="list1888843576474814925" text:style-name="Outline">
        <text:list-item>
          <text:h text:style-name="P9" text:outline-level="1"><text:span text:style-name="markedcontent"><text:span text:style-name="T5">Le bot</text:span></text:span></text:h>
        </text:list-item>
      </text:list>
      <text:p text:style-name="Standard"><text:span text:style-name="markedcontent"><text:span text:style-name="T2"/></text:span></text:p>
      <text:p text:style-name="Standard"><text:span text:style-name="markedcontent"><text:span text:style-name="T2">Notre groupe avait pour but de créer un bot discord en python permettant la gestin d'un serveur d'une école.</text:span></text:span></text:p>
      <text:p text:style-name="Standard"><text:span text:style-name="markedcontent"><text:span text:style-name="T2"/></text:span></text:p>
      <text:p text:style-name="Standard"><text:span text:style-name="markedcontent"><text:span text:style-name="T2">Le compte du bot a était fait très rapidement grace à Discord Developer Portal qui nous permet de créer un compte discord utilisable par un programme.</text:span></text:span></text:p>
      <text:p text:style-name="Standard"><text:span text:style-name="markedcontent"><text:span text:style-name="T2"/></text:span></text:p>
      <text:p text:style-name="Standard"><text:span text:style-name="markedcontent"><text:span text:style-name="T2">Certains problèmes comme le fait que le module discord.py diffère du python classique vu jusque là (présence @bot.command() et d'intéraction avec discord non connu pour certains...) on rendu difficile des fonctionnalitées qui aurait normalement dû être présent et qui sembler faisable.</text:span></text:span></text:p>
      <text:p text:style-name="Standard"><text:span text:style-name="markedcontent"><text:span text:style-name="T2"/></text:span></text:p>
      <text:p text:style-name="Standard"><text:span text:style-name="markedcontent"><text:span text:style-name="T2">Voici une liste de toutes les fonctionnalité (commandes et action fait automatiquement lorsque le bot est allumé):</text:span></text:span></text:p>
      <text:list xml:id="list31655932" text:continue-numbering="true" text:style-name="Outline">
        <text:list-item>
          <text:h text:style-name="Heading_20_1" text:outline-level="1"><text:span text:style-name="markedcontent"><text:span text:style-name="T5"/></text:span></text:h>
        </text:list-item>
        <text:list-item>
          <text:h text:style-name="P9" text:outline-level="1"><text:span text:style-name="markedcontent"><text:span text:style-name="T5">Les fonctions de tout bot</text:span></text:span></text:h>
          <text:list>
            <text:list-item>
              <text:h text:style-name="Heading_20_2" text:outline-level="2"><text:span text:style-name="markedcontent"><text:span text:style-name="T2">Mute / Unmute</text:span></text:span></text:h>
            </text:list-item>
          </text:list>
        </text:list-item>
      </text:list>
      <text:p text:style-name="Text_20_body"><text:span text:style-name="markedcontent"><text:span text:style-name="T2">Beaucoup de bot permettant de mute et unmute les utilisateurs, la difficulté vena du fait que chaque salon devait être modifier pour interdire de parler les personnes avec un rôle. Une autre difficulté arrivé lors de la gestion de temps de mute (fonctionnalité qui n'est pas encore entièrement fini, si le bot s'éteint pendant un mute avec temps, il deviendra alors deffinitif).</text:span></text:span></text:p>
      <text:list xml:id="list31663278" text:continue-numbering="true" text:style-name="Outline">
        <text:list-item>
          <text:list>
            <text:list-item>
              <text:h text:style-name="Heading_20_2" text:outline-level="2"><text:span text:style-name="markedcontent"><text:span text:style-name="T2">Clear</text:span></text:span></text:h>
            </text:list-item>
          </text:list>
        </text:list-item>
      </text:list>
      <text:p text:style-name="Text_20_body"><text:span text:style-name="markedcontent"><text:span text:style-name="T2">Permet facilement d'effacer un certain nombre de message (maximum mis à 50 pour éviter une fausse manipulation et des lags venant du bot). La difficulté à plus était de vérifier que le nombre était correcte que la suppression des message en eux même.</text:span></text:span></text:p>
      <text:list xml:id="list31648453" text:continue-numbering="true" text:style-name="Outline">
        <text:list-item>
          <text:list>
            <text:list-item>
              <text:h text:style-name="Heading_20_2" text:outline-level="2"><text:span text:style-name="markedcontent"><text:span text:style-name="T2">Help</text:span></text:span></text:h>
            </text:list-item>
          </text:list>
        </text:list-item>
      </text:list>
      <text:p text:style-name="Text_20_body"><text:span text:style-name="markedcontent"><text:span text:style-name="T2">Affiche toutes les commandes qu'une personne peut faire, il n'y a eu aucune grande difficulté pour cette commande asser simple n'étant qu'un message en soit.</text:span></text:span></text:p>
      <text:list xml:id="list31675568" text:continue-numbering="true" text:style-name="Outline">
        <text:list-item>
          <text:list>
            <text:list-item>
              <text:h text:style-name="Heading_20_2" text:outline-level="2"><text:span text:style-name="markedcontent"><text:span text:style-name="T2">Welcome et Goodbye</text:span></text:span></text:h>
            </text:list-item>
          </text:list>
        </text:list-item>
      </text:list>
      <text:p text:style-name="Text_20_body"><text:span text:style-name="markedcontent"><text:span text:style-name="T2">Lorsque le bot est allumé, il accueillera tout nouvelle arrivant et partant (de son pleind gré ou par un ban) du serveur, assez utile pour voir rapidement les changement de personne sur le serveur. Une des difficulté et lorsqu'une personne quitte, son pseudo pouvait ne pas être reconnu est « undefined » est afficher à la place du nom.</text:span></text:span></text:p>
      <text:list xml:id="list31649886" text:continue-numbering="true" text:style-name="Outline">
        <text:list-item>
          <text:list>
            <text:list-item>
              <text:h text:style-name="Heading_20_2" text:outline-level="2"><text:span text:style-name="markedcontent"><text:span text:style-name="T2">Gestion des erreurs</text:span></text:span></text:h>
            </text:list-item>
          </text:list>
        </text:list-item>
      </text:list>
      <text:p text:style-name="Text_20_body"><text:span text:style-name="markedcontent"><text:span text:style-name="T2">Un bot doit rester actif et même informer son utilisateur lorsqu'une mauvaise donné est rentré, que la fonction n'existe pas ou autre problème. Fonction assez simple n'étant qu'une suite de if et de message à afficher si tel ou tel problème survient.</text:span></text:span></text:p>
      <text:p text:style-name="Text_20_body"><text:span text:style-name="markedcontent"><text:span text:style-name="T2"/></text:span></text:p>
      <text:list xml:id="list31663924" text:continue-numbering="true" text:style-name="Outline">
        <text:list-item>
          <text:h text:style-name="Heading_20_1" text:outline-level="1"><text:span text:style-name="markedcontent"><text:span text:style-name="T5"/></text:span></text:h>
        </text:list-item>
        <text:list-item>
          <text:h text:style-name="P9" text:outline-level="1"><text:span text:style-name="markedcontent"><text:span text:style-name="T5">Les fonctions pour la gestion d'élève</text:span></text:span></text:h>
          <text:list>
            <text:list-item>
              <text:h text:style-name="Heading_20_2" text:outline-level="2"><text:span text:style-name="markedcontent"><text:span text:style-name="T2">Rappel</text:span></text:span></text:h>
            </text:list-item>
          </text:list>
        </text:list-item>
      </text:list>
      <text:p text:style-name="Text_20_body"><text:span text:style-name="markedcontent"><text:span text:style-name="T2">Une simple fonction permettant d'envoyer un message après x temps, utile pour un petit rappel de réunion de groupe dans la journée ou d'un devoir bientôt à rendre. Encore une fois (comme avec mute) si le bot est éteint alors tous les messages seront perdu.</text:span></text:span></text:p>
      <text:list xml:id="list31646338" text:continue-numbering="true" text:style-name="Outline">
        <text:list-item>
          <text:list>
            <text:list-item>
              <text:h text:style-name="Heading_20_2" text:outline-level="2"><text:span text:style-name="markedcontent"><text:span text:style-name="T2">Groupe</text:span></text:span></text:h>
            </text:list-item>
          </text:list>
        </text:list-item>
      </text:list>
      <text:p text:style-name="Text_20_body"><text:span text:style-name="markedcontent"><text:span text:style-name="T2">Permet de créer, supprimer des groupes et d'ajouter, enlever des personnes à ce groupe. Une idée pour savoir rapidement avec qui travail une personne ou pour pouvoir ping plusieurs personne rapidement. Grande difficulté pour garder les groupes en mémoire malgré une déconnexion du bot.</text:span></text:span></text:p>
      <text:list xml:id="list31676637" text:continue-numbering="true" text:style-name="Outline">
        <text:list-item>
          <text:list>
            <text:list-item>
              <text:h text:style-name="Heading_20_2" text:outline-level="2"><text:span text:style-name="markedcontent"><text:span text:style-name="T2">Sondage</text:span></text:span></text:h>
            </text:list-item>
          </text:list>
        </text:list-item>
      </text:list>
      <text:p text:style-name="Text_20_body"><text:span text:style-name="markedcontent"><text:span text:style-name="T2">Permet de faire un rapide sondage ayant pour réponse oui ou non, utile s'il y a débat dans un groupe. Comme help ce n'est qu'un message avec juste un texte ce changeant, il a quand même fallu trouvé comment rajouter une réaction de la par du bot à un message.</text:span></text:span></text:p>
      <text:list xml:id="list31647210" text:continue-numbering="true" text:style-name="Outline">
        <text:list-item>
          <text:list>
            <text:list-item>
              <text:h text:style-name="Heading_20_2" text:outline-level="2"><text:span text:style-name="markedcontent"><text:span text:style-name="T2">Salons vocaux</text:span></text:span></text:h>
            </text:list-item>
          </text:list>
        </text:list-item>
      </text:list>
      <text:p text:style-name="Text_20_body"><text:span text:style-name="markedcontent"><text:span text:style-name="T2">Permet la création automatique d'un salon vocal temporaire qui se supprime lorsque plus personne n'est dedans. Une des fonctions les plus difficile à coder surtout le fait que le bon salon se supprime automatiquement et que cela n'impacte pas les autres. Une nouvelle fois des bugs arrive si le bot s'éteint (les salons temporaire reste même si personne n'est dedans).</text:span></text:span></text:p>
      <text:p text:style-name="Text_20_body"><text:span text:style-name="markedcontent"><text:span text:style-name="T2"/></text:span></text:p>
      <text:list xml:id="list31650709" text:continue-numbering="true" text:style-name="Outline">
        <text:list-item>
          <text:h text:style-name="P8" text:outline-level="1"/>
        </text:list-item>
        <text:list-item>
          <text:h text:style-name="P10" text:outline-level="1">Les fonctions <text:span text:style-name="T6">abandonnées</text:span></text:h>
          <text:list>
            <text:list-item>
              <text:h text:style-name="Heading_20_2" text:outline-level="2"><text:span text:style-name="markedcontent"><text:span text:style-name="T3">Ban / deban / kick</text:span></text:span></text:h>
            </text:list-item>
          </text:list>
        </text:list-item>
      </text:list>
      <text:p text:style-name="Text_20_body"><text:span text:style-name="markedcontent"><text:span text:style-name="T4">Il était prévu que le bot permet de banir, débanir et exclure quelqu'un du serveur, mais cela fu abandonner car déjà présent dans discord avec /ban, /unban et /kick.</text:span></text:span></text:p>
      <text:list xml:id="list31677586" text:continue-numbering="true" text:style-name="Outline">
        <text:list-item>
          <text:list>
            <text:list-item>
              <text:h text:style-name="Heading_20_2" text:outline-level="2"><text:span text:style-name="markedcontent"><text:span text:style-name="T3">Tickets</text:span></text:span></text:h>
            </text:list-item>
          </text:list>
        </text:list-item>
      </text:list>
      <text:p text:style-name="Text_20_body"><text:span text:style-name="markedcontent"><text:span text:style-name="T4">Le bot devait permettre d'utiliser des tickets pour qu'on puissecréer un salon temporaire pour demander une question à un modérateur, informer d'un bug au autre action utile.</text:span></text:span></text:p>
      <text:list xml:id="list31660634" text:continue-numbering="true" text:style-name="Outline">
        <text:list-item>
          <text:list>
            <text:list-item>
              <text:h text:style-name="Heading_20_2" text:outline-level="2"><text:span text:style-name="markedcontent"><text:span text:style-name="T3">QCM</text:span></text:span></text:h>
            </text:list-item>
          </text:list>
        </text:list-item>
      </text:list>
      <text:p text:style-name="Text_20_body"><text:span text:style-name="markedcontent"><text:span text:style-name="T4">On pouvait, via une commande, avoir une petite question dans une matière donnée et un niveau (année d'étude) demander. Malheuresement seul la base de données en elle même fut créé mais pas la commande permettant de faire le lien entre cette BDD et discord. Au tout début il était convenu que les proffesseurs puisse rajouter des Qcm mais cela fut vitte abandonné.</text:span></text:span></text:p>
      <text:list xml:id="list31664830" text:continue-numbering="true" text:style-name="Outline">
        <text:list-item>
          <text:list>
            <text:list-item>
              <text:h text:style-name="Heading_20_2" text:outline-level="2"><text:span text:style-name="markedcontent"><text:span text:style-name="T3">Modération passive</text:span></text:span></text:h>
            </text:list-item>
          </text:list>
        </text:list-item>
      </text:list>
      <text:p text:style-name="Text_20_body"><text:span text:style-name="markedcontent"><text:span text:style-name="T4">Un modérateur pouvait bannir des mots (souvent insulte) et le bot empécher automatiquement le message d'un utilisateur ayant un de c'est dit mot dedans. Toutes les fonction sont créer et bien présente mais une erreur à un endroit mpêche le bot de démarrer, les fonctions assosier son donc passer en commentaire pour avoir une trace du travail fait.</text:span></text:span></text:p>
      <text:list xml:id="list31670416" text:continue-numbering="true" text:style-name="Outline">
        <text:list-item>
          <text:list>
            <text:list-item>
              <text:h text:style-name="Heading_20_2" text:outline-level="2"><text:span text:style-name="markedcontent"><text:span text:style-name="T3">Présence</text:span></text:span></text:h>
            </text:list-item>
          </text:list>
        </text:list-item>
      </text:list>
      <text:p text:style-name="Text_20_body"><text:span text:style-name="markedcontent"><text:span text:style-name="T4">Un professeur pouvait vérifier qui était présent dans un salon vocal si un cours en distanciel a lieu <text:s/>et afficher le nom des personnes non présent. Cette fonctionnelité est toujours rester au stade d'idée et n'a pas était programmé car trop compliqué, il aurait fallut que quelqu'un informe de toutes les classes existant.</text:span></text:span></text:p>
      <text:list xml:id="list31653263" text:continue-numbering="true" text:style-name="Outline">
        <text:list-item>
          <text:list>
            <text:list-item>
              <text:h text:style-name="Heading_20_2" text:outline-level="2"><text:span text:style-name="markedcontent"><text:span text:style-name="T3">expérience</text:span></text:span></text:h>
            </text:list-item>
          </text:list>
        </text:list-item>
      </text:list>
      <text:p text:style-name="Text_20_body"><text:span text:style-name="markedcontent"><text:span text:style-name="T4">Présent sur de nombreux bot, une fonctionnalité qui permet de gagné des niveaux suivant le nombre de message. Personne ne fut assigné et cela resta une idée car trop compliqué à mettre en œuvre surtout si le bot s'éteint.</text:span></text:span></text:p>
      <text:list xml:id="list31658208" text:continue-numbering="true" text:style-name="Outline">
        <text:list-item>
          <text:list>
            <text:list-item>
              <text:h text:style-name="Heading_20_2" text:outline-level="2"><text:span text:style-name="markedcontent"><text:span text:style-name="T3">Hébergement</text:span></text:span></text:h>
            </text:list-item>
          </text:list>
        </text:list-item>
      </text:list>
      <text:p text:style-name="Text_20_body"><text:span text:style-name="markedcontent"><text:span text:style-name="T4">Le bot devait déjà être hebergé mais fut abandonner car même les serveur gratuit demande les informations bancaire et personne ne voulu donné cela à un site inconnu.</text:span></text:span><text:bookmark-start text:name="Bookmark"/><text:bookmark-end text:name="Book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gg sans" svg:font-family="'gg sans', 'Noto Sans', 'Helvetica Neue', Helvetica, Arial, sans-serif"/>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master-page-name="">
      <style:paragraph-properties fo:margin-top="0.423cm" fo:margin-bottom="0cm" fo:text-align="center" style:justify-single-word="false" fo:keep-together="always" style:page-number="auto" fo:background-color="transparent" style:shadow="none" fo:keep-with-next="always">
        <style:tab-stops/>
        <style:background-image/>
      </style:paragraph-properties>
      <style:text-properties fo:color="#c5000b" style:font-name="Times New Roman1" fo:font-size="20pt" fo:font-weight="bold" style:font-size-asian="16pt" style:font-size-complex="16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2" style:font-size-asian="12pt" style:language-asian="fr" style:country-asian="FR"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fr" style:country-asian="FR"/>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Sans_20_nom1" style:display-name="Sans nom1" style:family="paragraph" style:parent-style-name="Heading_20_1" style:class="text" style:master-page-name="">
      <style:paragraph-properties style:page-number="auto" fo:background-color="transparen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8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markedcontent"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ans_20_interligne_20_Car" style:display-name="Sans interligne Car" style:family="text" style:parent-style-name="Default_20_Paragraph_20_Font">
      <style:text-properties style:language-asian="fr" style:country-asian="FR"/>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2"/>
    </style:style>
    <style:style style:name="ListLabel_20_3" style:display-name="ListLabel 3"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0.018cm solid #00000a" fo:padding="1.65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apport projet transversal</dc:title>
    <meta:initial-creator>Henia Cherifi</meta:initial-creator>
    <dc:creator>Onilaf Fildrac</dc:creator>
    <meta:editing-cycles>15</meta:editing-cycles>
    <meta:creation-date>2023-01-02T09:35:00</meta:creation-date>
    <dc:date>2023-01-02T11:41:54.81</dc:date>
    <meta:editing-duration>PT57M18S</meta:editing-duration>
    <meta:generator>OpenOffice/4.1.10$Win32 OpenOffice.org_project/4110m2$Build-9807</meta:generator>
    <meta:document-statistic meta:table-count="0" meta:image-count="0" meta:object-count="0" meta:page-count="6" meta:paragraph-count="68" meta:word-count="959" meta:character-count="5655"/>
    <meta:user-defined meta:name="AppVersion">16.0000</meta:user-defined>
    <meta:user-defined meta:name="Company">Licence 2_Informatiqu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